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a8d0" officeooo:paragraph-rsid="0019a8d0"/>
    </style:style>
    <style:style style:name="P2" style:family="paragraph" style:parent-style-name="Standard">
      <style:text-properties officeooo:rsid="001b1912" officeooo:paragraph-rsid="001b1912"/>
    </style:style>
    <style:style style:name="P3" style:family="paragraph" style:parent-style-name="Standard">
      <style:text-properties officeooo:rsid="001b3e8d" officeooo:paragraph-rsid="001b3e8d"/>
    </style:style>
    <style:style style:name="P4" style:family="paragraph" style:parent-style-name="Standard">
      <style:text-properties officeooo:rsid="001c8712" officeooo:paragraph-rsid="001c8712"/>
    </style:style>
    <style:style style:name="P5" style:family="paragraph" style:parent-style-name="Standard">
      <style:text-properties officeooo:rsid="001e796c" officeooo:paragraph-rsid="001e796c"/>
    </style:style>
    <style:style style:name="P6" style:family="paragraph" style:parent-style-name="Standard">
      <style:text-properties officeooo:rsid="001e796c" officeooo:paragraph-rsid="001e7bb5"/>
    </style:style>
    <style:style style:name="P7" style:family="paragraph" style:parent-style-name="Standard">
      <style:text-properties officeooo:rsid="001e7bb5" officeooo:paragraph-rsid="001e7bb5"/>
    </style:style>
    <style:style style:name="P8" style:family="paragraph" style:parent-style-name="Standard">
      <style:text-properties officeooo:rsid="001fdd84" officeooo:paragraph-rsid="001fdd84"/>
    </style:style>
    <style:style style:name="P9" style:family="paragraph" style:parent-style-name="Standard">
      <style:text-properties officeooo:rsid="0020da58" officeooo:paragraph-rsid="0020da58"/>
    </style:style>
    <style:style style:name="T1" style:family="text">
      <style:text-properties officeooo:rsid="001b1912"/>
    </style:style>
    <style:style style:name="T2" style:family="text">
      <style:text-properties officeooo:rsid="001c8712"/>
    </style:style>
    <style:style style:name="T3" style:family="text">
      <style:text-properties officeooo:rsid="001e7bb5"/>
    </style:style>
    <style:style style:name="T4" style:family="text">
      <style:text-properties officeooo:rsid="001fdd84"/>
    </style:style>
    <style:style style:name="T5" style:family="text">
      <style:text-properties officeooo:rsid="0020da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lasse Main è la classe principale che invoca il proprio metodo main quando si avvia l’applicativo (client ovviamente).</text:p>
      <text:p text:style-name="P1"/>
      <text:p text:style-name="P1">La classe astratta GraphicComponent rappresenta un elemento grafico (come un Button o come un Container per organizzare l’ordine di visualizzazione dei vari elementi UI).</text:p>
      <text:p text:style-name="P1">Tutti gli elementi che estendono GraphicComponent sono elementi UI.</text:p>
      <text:p text:style-name="P1">Quelle classi (come LoginUtente, UserRegistration ecc.) che implementano elementi UI (sia che estendano o meno la classe GraphicComponent), sono frame che hanno il compito di interfacciare l’utente con il server.</text:p>
      <text:p text:style-name="P1"/>
      <text:p text:style-name="P1">La classe LoginUtente permette al giocatore di effettuare il login (tramite email e password). Inoltre tramite questa classe si possono raggiungere le sezioni per la creazione di un nuovo account e per il reset della password.</text:p>
      <text:p text:style-name="P1"/>
      <text:p text:style-name="P1">La classe UserRegistration permette di creare un nuovo account (se l’utente non ha già effettuato il login), altrimenti permetterà di cambiare le informazioni relative al proprio account. Nel caso l’utente non sia loggato, UserRegistration permettà di tornare alla pagina di <text:span text:style-name="T1">l</text:span>ogin, altrimenti alla pagina di Home.</text:p>
      <text:p text:style-name="P1"/>
      <text:p text:style-name="P3">La classe ConfirmCode riguarda il secondo step della fase di registrazione. In questo frame verrà richiesto di inserire il codice inviato via email. Una volta inserito ed inviato, l’utente verrà rimandato alla pagina di Home se il codice è corretto, altrimenti rimarrà sullo stesso frame. Un altro pulsante permette di tornare alla schermata di login.</text:p>
      <text:p text:style-name="P1"/>
      <text:p text:style-name="P2">La classe ResetPassword permette di effettuare il reset della password inserendo l’e-mail del proprio account. Un button permetterà di tornare alla schermata di login.</text:p>
      <text:p text:style-name="P2"/>
      <text:p text:style-name="P3">La classe Home permette di cambiare schermata in base al button cliccato. Si possono <text:span text:style-name="T2">r</text:span>aggiungere <text:span text:style-name="T2">le seguenti classi:</text:span></text:p>
      <text:p text:style-name="P3">- <text:span text:style-name="T2">CreateNewGame</text:span></text:p>
      <text:p text:style-name="P3">- <text:span text:style-name="T2">ListGames</text:span></text:p>
      <text:p text:style-name="P3">- <text:span text:style-name="T2">Analytics</text:span></text:p>
      <text:p text:style-name="P3">- <text:span text:style-name="T2">UserRegistration (per la fase di modifica dei dati)</text:span></text:p>
      <text:p text:style-name="P3"/>
      <text:p text:style-name="P4">La classe Analytics permette di visualizzare informazioni analitiche relative alle partite giocate e altro. Permette di raggiungere la classe AnalyticsDataPage mostrando un’informazione specifica.</text:p>
      <text:p text:style-name="P5">Inoltre permette di tornare alla pagina di Home.</text:p>
      <text:p text:style-name="P5"/>
      <text:p text:style-name="P5">La classe <text:span text:style-name="T2">AnalyticsDataPage </text:span>mostra un’informazione fornita dalla classe Analytics. Permette di tornare alla pagina di Analytics o alla pagina di Home.</text:p>
      <text:p text:style-name="P5"/>
      <text:p text:style-name="P5">La classe CreateNewGame permette di creare un nuovo gioco facendo inserire nome della partita e il numero dei partecipanti (2 – 6). Se la creazione va a buon fine, il metodo specifico di GameClientImpl manda l’utente alla classe WaitingPlayers.</text:p>
      <text:p text:style-name="P5"/>
      <text:p text:style-name="P5">La classe WaitingPlayers rimarrà attiva fino a quando il numero di utenti partecipanti a quella partita non sarà riempito. E’ presente un button per tornare alla pagine di Home.</text:p>
      <text:p text:style-name="P5"/>
      <text:p text:style-name="P5">La classe ListGames permette di visualizzare i giochi aperti e in fase di svolgimento (in base al button che si seleziona). Cliccando sul button partecipa di una riga di un gioco aperto, si verrà rimandati alla classe WaitingPlayers. E’ presente un button per tornare alla pagine di Home.</text:p>
      <text:p text:style-name="P5"/>
      <text:p text:style-name="P5"><text:soft-page-break/>La classe WaitingStartGame viene mostrata una volta che il numero di partecipanti ad un partita è raggiunto e verrà mostrato un countdown di 30 secondi.</text:p>
      <text:p text:style-name="P5"/>
      <text:p text:style-name="P6">La classe GamePlay viene mostrata una volta che il countdown in WaitingStartGame è terminato. <text:span text:style-name="T3">L’utente potrà giocare al gioco effettivo, con un countdown di 180 secondi. </text:span>E’ presente un button per tornare alla pagine di Home.</text:p>
      <text:p text:style-name="P6"/>
      <text:p text:style-name="P7">La classe WordsAnalysis verrà mostrata una volta che il countdown in GamePlay sarà terminato. In questa classe verranno mostrate le parole trovate da tutti gli utenti. Un button permeterrà di terminare l’analisi rimandando l’utente nella pagina di attesa WaitingPlayers, un altro button permeterrà di tornare alla Home e quello rimanente permetterà di avviare la classe SingleWordAnalysis.</text:p>
      <text:p text:style-name="P7"/>
      <text:p text:style-name="P7">La classe SingleWordAnalysis verrà mostrata dalla classe Analysis per visualizzare le informazioni relative ad una singola parola, con un countdown di 180 secondi. Sarà presente un button per richiedere la definizione della parola, e un altro per chiudere questa finestra (e visualizzare solo la pagina di <text:s/>SingleWordAnalysis).</text:p>
      <text:p text:style-name="P7"/>
      <text:p text:style-name="P7">Una vola terminata la fase di analisi, se un giocatore avrà raggiunto almeno 50, verrà mostrata la pagina <text:span text:style-name="T4">di </text:span>GameWinner <text:span text:style-name="T4">che mostrerà il giocatore vincente e permetterà di tornare alla pagina di Home, altrimenti verrà iniziata una nuova partita rimandando l’utente in GamePlay.</text:span></text:p>
      <text:p text:style-name="P7"/>
      <text:p text:style-name="P8">Le classi che terminano con “Impl”, sono classi che verranno passate come parametro al server che a sua volta le utilizzerà per comunicare con in client. Per poterle inviare come parametro al server, queste classi estendono UnicastRemoteObject.</text:p>
      <text:p text:style-name="P8"/>
      <text:p text:style-name="P8">La classe SingleGame rappresenta il modello di una partita.</text:p>
      <text:p text:style-name="P8"/>
      <text:p text:style-name="P8">La classe Validation fornisce dei metodi per la validazione di un campo input.</text:p>
      <text:p text:style-name="P8">Verifica che il campo non sia vuoto e fornisce una funzione per validare un’e-mail.</text:p>
      <text:p text:style-name="P8"/>
      <text:p text:style-name="P8">La classe FrameHandler permette di <text:span text:style-name="T5">gestire i vari frame presenti nell’applicazione.</text:span></text:p>
      <text:p text:style-name="P9">Invece di lasciare la gestione dei frame separati (ovvero ogni classe si gestisce il proprio frame), questa classe centralizza il comportamento di visualizzazione e rimozione di ogni frame, facendo in modo che solo due frame possano essere aperti nello stesso momento (un frame possiede una priorità maggiore e l’altro una priorità secondaria). In questo modo sono stati risolti bug runtime riguardanti i frame, non riproducibi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6:12:28.335172016</meta:creation-date>
    <dc:date>2021-02-09T17:40:58.928795678</dc:date>
    <meta:editing-duration>PT6M55S</meta:editing-duration>
    <meta:editing-cycles>1</meta:editing-cycles>
    <meta:document-statistic meta:table-count="0" meta:image-count="0" meta:object-count="0" meta:page-count="2" meta:paragraph-count="30" meta:word-count="799" meta:character-count="5282" meta:non-whitespace-character-count="4511"/>
    <meta:generator>LibreOffice/5.4.4.2$MacOSX_X86_64 LibreOffice_project/2524958677847fb3bb44820e40380acbe820f960</meta:generator>
  </office:meta>
</office:document-meta>
</file>